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</text:p>
      <text:p text:style-name="Standard"><text:s text:c="3"/>"resource":"/uploadfile",</text:p>
      <text:p text:style-name="Standard"><text:s text:c="3"/>"path":"/uploadfile/",</text:p>
      <text:p text:style-name="Standard"><text:s text:c="3"/>"httpMethod":"POST",</text:p>
      <text:p text:style-name="Standard"><text:s text:c="3"/>"headers":{</text:p>
      <text:p text:style-name="Standard"><text:s text:c="6"/>"Accept":"*/*",</text:p>
      <text:p text:style-name="Standard"><text:s text:c="6"/>"Accept-Encoding":"gzip, deflate, br, zstd",</text:p>
      <text:p text:style-name="Standard"><text:s text:c="6"/>"Accept-Language":"en-US,en;q=0.9",</text:p>
      <text:p text:style-name="Standard"><text:s text:c="6"/>"CloudFront-Forwarded-Proto":"https",</text:p>
      <text:p text:style-name="Standard"><text:s text:c="6"/>"CloudFront-Is-Desktop-Viewer":"true",</text:p>
      <text:p text:style-name="Standard"><text:s text:c="6"/>"CloudFront-Is-Mobile-Viewer":"false",</text:p>
      <text:p text:style-name="Standard"><text:s text:c="6"/>"CloudFront-Is-SmartTV-Viewer":"false",</text:p>
      <text:p text:style-name="Standard"><text:s text:c="6"/>"CloudFront-Is-Tablet-Viewer":"false",</text:p>
      <text:p text:style-name="Standard"><text:s text:c="6"/>"CloudFront-Viewer-ASN":"7922",</text:p>
      <text:p text:style-name="Standard"><text:s text:c="6"/>"CloudFront-Viewer-Country":"US",</text:p>
      <text:p text:style-name="Standard"><text:s text:c="6"/>"content-type":"multipart/form-data; boundary=----WebKitFormBoundaryrCmQeBjsKNw3CChL",</text:p>
      <text:p text:style-name="Standard"><text:s text:c="6"/>"Host":"g9qdesewp6.execute-api.us-west-2.amazonaws.com",</text:p>
      <text:p text:style-name="Standard"><text:s text:c="6"/>"origin":"https://main.dtsllco0nx3oa.amplifyapp.com",</text:p>
      <text:p text:style-name="Standard"><text:s text:c="6"/>"priority":"u=1, i",</text:p>
      <text:p text:style-name="Standard"><text:s text:c="6"/>"Referer":"https://main.dtsllco0nx3oa.amplifyapp.com/",</text:p>
      <text:p text:style-name="Standard"><text:s text:c="6"/>"sec-ch-ua":"\"Google Chrome\";v=\"125\", \"Chromium\";v=\"125\", \"Not.A/Brand\";v=\"24\"",</text:p>
      <text:p text:style-name="Standard"><text:s text:c="6"/>"sec-ch-ua-mobile":"?0",</text:p>
      <text:p text:style-name="Standard"><text:s text:c="6"/>"sec-ch-ua-platform":"\"Linux\"",</text:p>
      <text:p text:style-name="Standard"><text:s text:c="6"/>"sec-fetch-dest":"empty",</text:p>
      <text:p text:style-name="Standard"><text:s text:c="6"/>"sec-fetch-mode":"cors",</text:p>
      <text:p text:style-name="Standard"><text:s text:c="6"/>"sec-fetch-site":"cross-site",</text:p>
      <text:p text:style-name="Standard"><text:s text:c="6"/>"User-Agent":"Mozilla/5.0 (X11; Linux x86_64) AppleWebKit/537.36 (KHTML, like Gecko) Chrome/125.0.0.0 Safari/537.36",</text:p>
      <text:p text:style-name="Standard"><text:s text:c="6"/>"Via":"2.0 ca38026a6de2ccb3904aed4709dff3d0.cloudfront.net (CloudFront)",</text:p>
      <text:p text:style-name="Standard"><text:s text:c="6"/>"X-Amz-Cf-Id":"cDO_J63k4tQpnDNc-L0Sa8f59TfokZAA4aO5T-_hIvDnWl1hm43KlA==",</text:p>
      <text:p text:style-name="Standard"><text:s text:c="6"/>"X-Amzn-Trace-Id":"Root=1-66855b72-3a8919745b041fa573ec0461",</text:p>
      <text:p text:style-name="Standard"><text:s text:c="6"/>"X-Forwarded-For":"67.164.21.98, 130.176.157.132",</text:p>
      <text:p text:style-name="Standard"><text:s text:c="6"/>"X-Forwarded-Port":"443",</text:p>
      <text:p text:style-name="Standard"><text:s text:c="6"/>"X-Forwarded-Proto":"https"</text:p>
      <text:p text:style-name="Standard"><text:s text:c="3"/>},</text:p>
      <text:p text:style-name="Standard"><text:s text:c="3"/>"multiValueHeaders":{</text:p>
      <text:p text:style-name="Standard"><text:s text:c="6"/>"Accept":[</text:p>
      <text:p text:style-name="Standard"><text:s text:c="9"/>"*/*"</text:p>
      <text:p text:style-name="Standard"><text:s text:c="6"/>],</text:p>
      <text:p text:style-name="Standard"><text:s text:c="6"/>"Accept-Encoding":[</text:p>
      <text:p text:style-name="Standard"><text:s text:c="9"/>"gzip, deflate, br, zstd"</text:p>
      <text:p text:style-name="Standard"><text:s text:c="6"/>],</text:p>
      <text:p text:style-name="Standard"><text:s text:c="6"/>"Accept-Language":[</text:p>
      <text:p text:style-name="Standard"><text:s text:c="9"/>"en-US,en;q=0.9"</text:p>
      <text:p text:style-name="Standard"><text:s text:c="6"/>],</text:p>
      <text:p text:style-name="Standard"><text:s text:c="6"/>"CloudFront-Forwarded-Proto":[</text:p>
      <text:p text:style-name="Standard"><text:s text:c="9"/>"https"</text:p>
      <text:p text:style-name="Standard"><text:s text:c="6"/>],</text:p>
      <text:p text:style-name="Standard"><text:s text:c="6"/>"CloudFront-Is-Desktop-Viewer":[</text:p>
      <text:p text:style-name="Standard"><text:soft-page-break/><text:s text:c="9"/>"true"</text:p>
      <text:p text:style-name="Standard"><text:s text:c="6"/>],</text:p>
      <text:p text:style-name="Standard"><text:s text:c="6"/>"CloudFront-Is-Mobile-Viewer":[</text:p>
      <text:p text:style-name="Standard"><text:s text:c="9"/>"false"</text:p>
      <text:p text:style-name="Standard"><text:s text:c="6"/>],</text:p>
      <text:p text:style-name="Standard"><text:s text:c="6"/>"CloudFront-Is-SmartTV-Viewer":[</text:p>
      <text:p text:style-name="Standard"><text:s text:c="9"/>"false"</text:p>
      <text:p text:style-name="Standard"><text:s text:c="6"/>],</text:p>
      <text:p text:style-name="Standard"><text:s text:c="6"/>"CloudFront-Is-Tablet-Viewer":[</text:p>
      <text:p text:style-name="Standard"><text:s text:c="9"/>"false"</text:p>
      <text:p text:style-name="Standard"><text:s text:c="6"/>],</text:p>
      <text:p text:style-name="Standard"><text:s text:c="6"/>"CloudFront-Viewer-ASN":[</text:p>
      <text:p text:style-name="Standard"><text:s text:c="9"/>"7922"</text:p>
      <text:p text:style-name="Standard"><text:s text:c="6"/>],</text:p>
      <text:p text:style-name="Standard"><text:s text:c="6"/>"CloudFront-Viewer-Country":[</text:p>
      <text:p text:style-name="Standard"><text:s text:c="9"/>"US"</text:p>
      <text:p text:style-name="Standard"><text:s text:c="6"/>],</text:p>
      <text:p text:style-name="Standard"><text:s text:c="6"/>"content-type":[</text:p>
      <text:p text:style-name="Standard"><text:s text:c="9"/>"multipart/form-data; boundary=----WebKitFormBoundaryrCmQeBjsKNw3CChL"</text:p>
      <text:p text:style-name="Standard"><text:s text:c="6"/>],</text:p>
      <text:p text:style-name="Standard"><text:s text:c="6"/>"Host":[</text:p>
      <text:p text:style-name="Standard"><text:s text:c="9"/>"g9qdesewp6.execute-api.us-west-2.amazonaws.com"</text:p>
      <text:p text:style-name="Standard"><text:s text:c="6"/>],</text:p>
      <text:p text:style-name="Standard"><text:s text:c="6"/>"origin":[</text:p>
      <text:p text:style-name="Standard"><text:s text:c="9"/>"https://main.dtsllco0nx3oa.amplifyapp.com"</text:p>
      <text:p text:style-name="Standard"><text:s text:c="6"/>],</text:p>
      <text:p text:style-name="Standard"><text:s text:c="6"/>"priority":[</text:p>
      <text:p text:style-name="Standard"><text:s text:c="9"/>"u=1, i"</text:p>
      <text:p text:style-name="Standard"><text:s text:c="6"/>],</text:p>
      <text:p text:style-name="Standard"><text:s text:c="6"/>"Referer":[</text:p>
      <text:p text:style-name="Standard"><text:s text:c="9"/>"https://main.dtsllco0nx3oa.amplifyapp.com/"</text:p>
      <text:p text:style-name="Standard"><text:s text:c="6"/>],</text:p>
      <text:p text:style-name="Standard"><text:s text:c="6"/>"sec-ch-ua":[</text:p>
      <text:p text:style-name="Standard"><text:s text:c="9"/>"\"Google Chrome\";v=\"125\", \"Chromium\";v=\"125\", \"Not.A/Brand\";v=\"24\""</text:p>
      <text:p text:style-name="Standard"><text:s text:c="6"/>],</text:p>
      <text:p text:style-name="Standard"><text:s text:c="6"/>"sec-ch-ua-mobile":[</text:p>
      <text:p text:style-name="Standard"><text:s text:c="9"/>"?0"</text:p>
      <text:p text:style-name="Standard"><text:s text:c="6"/>],</text:p>
      <text:p text:style-name="Standard"><text:s text:c="6"/>"sec-ch-ua-platform":[</text:p>
      <text:p text:style-name="Standard"><text:s text:c="9"/>"\"Linux\""</text:p>
      <text:p text:style-name="Standard"><text:s text:c="6"/>],</text:p>
      <text:p text:style-name="Standard"><text:s text:c="6"/>"sec-fetch-dest":[</text:p>
      <text:p text:style-name="Standard"><text:s text:c="9"/>"empty"</text:p>
      <text:p text:style-name="Standard"><text:s text:c="6"/>],</text:p>
      <text:p text:style-name="Standard"><text:s text:c="6"/>"sec-fetch-mode":[</text:p>
      <text:p text:style-name="Standard"><text:s text:c="9"/>"cors"</text:p>
      <text:p text:style-name="Standard"><text:s text:c="6"/>],</text:p>
      <text:p text:style-name="Standard"><text:s text:c="6"/>"sec-fetch-site":[</text:p>
      <text:p text:style-name="Standard"><text:s text:c="9"/>"cross-site"</text:p>
      <text:p text:style-name="Standard"><text:soft-page-break/><text:s text:c="6"/>],</text:p>
      <text:p text:style-name="Standard"><text:s text:c="6"/>"User-Agent":[</text:p>
      <text:p text:style-name="Standard"><text:s text:c="9"/>"Mozilla/5.0 (X11; Linux x86_64) AppleWebKit/537.36 (KHTML, like Gecko) Chrome/125.0.0.0 Safari/537.36"</text:p>
      <text:p text:style-name="Standard"><text:s text:c="6"/>],</text:p>
      <text:p text:style-name="Standard"><text:s text:c="6"/>"Via":[</text:p>
      <text:p text:style-name="Standard"><text:s text:c="9"/>"2.0 ca38026a6de2ccb3904aed4709dff3d0.cloudfront.net (CloudFront)"</text:p>
      <text:p text:style-name="Standard"><text:s text:c="6"/>],</text:p>
      <text:p text:style-name="Standard"><text:s text:c="6"/>"X-Amz-Cf-Id":[</text:p>
      <text:p text:style-name="Standard"><text:s text:c="9"/>"cDO_J63k4tQpnDNc-L0Sa8f59TfokZAA4aO5T-_hIvDnWl1hm43KlA=="</text:p>
      <text:p text:style-name="Standard"><text:s text:c="6"/>],</text:p>
      <text:p text:style-name="Standard"><text:s text:c="6"/>"X-Amzn-Trace-Id":[</text:p>
      <text:p text:style-name="Standard"><text:s text:c="9"/>"Root=1-66855b72-3a8919745b041fa573ec0461"</text:p>
      <text:p text:style-name="Standard"><text:s text:c="6"/>],</text:p>
      <text:p text:style-name="Standard"><text:s text:c="6"/>"X-Forwarded-For":[</text:p>
      <text:p text:style-name="Standard"><text:s text:c="9"/>"67.164.21.98, 130.176.157.132"</text:p>
      <text:p text:style-name="Standard"><text:s text:c="6"/>],</text:p>
      <text:p text:style-name="Standard"><text:s text:c="6"/>"X-Forwarded-Port":[</text:p>
      <text:p text:style-name="Standard"><text:s text:c="9"/>"443"</text:p>
      <text:p text:style-name="Standard"><text:s text:c="6"/>],</text:p>
      <text:p text:style-name="Standard"><text:s text:c="6"/>"X-Forwarded-Proto":[</text:p>
      <text:p text:style-name="Standard"><text:s text:c="9"/>"https"</text:p>
      <text:p text:style-name="Standard"><text:s text:c="6"/>]</text:p>
      <text:p text:style-name="Standard"><text:s text:c="3"/>},</text:p>
      <text:p text:style-name="Standard"><text:s text:c="3"/>"queryStringParameters":"None",</text:p>
      <text:p text:style-name="Standard"><text:s text:c="3"/>"multiValueQueryStringParameters":"None",</text:p>
      <text:p text:style-name="Standard"><text:s text:c="3"/>"pathParameters":"None",</text:p>
      <text:p text:style-name="Standard"><text:s text:c="3"/>"stageVariables":"None",</text:p>
      <text:p text:style-name="Standard"><text:s text:c="3"/>"requestContext":{</text:p>
      <text:p text:style-name="Standard"><text:s text:c="6"/>"resourceId":"q2yrwu",</text:p>
      <text:p text:style-name="Standard"><text:s text:c="6"/>"resourcePath":"/uploadfile",</text:p>
      <text:p text:style-name="Standard"><text:s text:c="6"/>"httpMethod":"POST",</text:p>
      <text:p text:style-name="Standard"><text:s text:c="6"/>"extendedRequestId":"aVs55Ed_vHcERWQ=",</text:p>
      <text:p text:style-name="Standard"><text:s text:c="6"/>"requestTime":"03/Jul/2024:14:08:50 +0000",</text:p>
      <text:p text:style-name="Standard"><text:s text:c="6"/>"path":"/dev/uploadfile/",</text:p>
      <text:p text:style-name="Standard"><text:s text:c="6"/>"accountId":"711141261525",</text:p>
      <text:p text:style-name="Standard"><text:s text:c="6"/>"protocol":"HTTP/1.1",</text:p>
      <text:p text:style-name="Standard"><text:s text:c="6"/>"stage":"dev",</text:p>
      <text:p text:style-name="Standard"><text:s text:c="6"/>"domainPrefix":"g9qdesewp6",</text:p>
      <text:p text:style-name="Standard"><text:s text:c="6"/>"requestTimeEpoch":1720015730220,</text:p>
      <text:p text:style-name="Standard"><text:s text:c="6"/>"requestId":"616c14cc-d395-435c-ae12-3548ae5f3ef7",</text:p>
      <text:p text:style-name="Standard"><text:s text:c="6"/>"identity":{</text:p>
      <text:p text:style-name="Standard"><text:s text:c="9"/>"cognitoIdentityPoolId":"None",</text:p>
      <text:p text:style-name="Standard"><text:s text:c="9"/>"accountId":"None",</text:p>
      <text:p text:style-name="Standard"><text:s text:c="9"/>"cognitoIdentityId":"None",</text:p>
      <text:p text:style-name="Standard"><text:s text:c="9"/>"caller":"None",</text:p>
      <text:p text:style-name="Standard"><text:s text:c="9"/>"sourceIp":"67.164.21.98",</text:p>
      <text:p text:style-name="Standard"><text:s text:c="9"/>"principalOrgId":"None",</text:p>
      <text:p text:style-name="Standard"><text:s text:c="9"/>"accessKey":"None",</text:p>
      <text:p text:style-name="Standard"><text:soft-page-break/><text:s text:c="9"/>"cognitoAuthenticationType":"None",</text:p>
      <text:p text:style-name="Standard"><text:s text:c="9"/>"cognitoAuthenticationProvider":"None",</text:p>
      <text:p text:style-name="Standard"><text:s text:c="9"/>"userArn":"None",</text:p>
      <text:p text:style-name="Standard"><text:s text:c="9"/>"userAgent":"Mozilla/5.0 (X11; Linux x86_64) AppleWebKit/537.36 (KHTML, like Gecko) Chrome/125.0.0.0 Safari/537.36",</text:p>
      <text:p text:style-name="Standard"><text:s text:c="9"/>"user":"None"</text:p>
      <text:p text:style-name="Standard"><text:s text:c="6"/>},</text:p>
      <text:p text:style-name="Standard"><text:s text:c="6"/>"domainName":"g9qdesewp6.execute-api.us-west-2.amazonaws.com",</text:p>
      <text:p text:style-name="Standard"><text:s text:c="6"/>"deploymentId":"8gugjc",</text:p>
      <text:p text:style-name="Standard"><text:s text:c="6"/>"apiId":"g9qdesewp6"</text:p>
      <text:p text:style-name="Standard"><text:s text:c="3"/>},</text:p>
      <text:p text:style-name="Standard"><text:s text:c="3"/>"body":"------WebKitFormBoundaryrCmQeBjsKNw3CChL\r\nContent-Disposition: form-data; name=\"file\"; filename=\"1720015730052_photo_from_react.webp\"\r\nContent-Type: image/webp\r\n\r\nRIFF�\\x19\\x01\\x00WEBPVP8X\n\\x00\\x00\\x00 \\x00\\x00\\x00?\\x01\\x00�\\x00\\x00ICCP�\\x01\\x00\\x00\\x00\\x00\\x01�\\x00\\x00\\x00\\x00\\x040\\x00\\x00mntrRGB XYZ \\x07�\\x00\\x01\\x00\\x01\\x00\\x00\\x00\\x00\\x00\\x00acsp\\x00\\x00\\x00\\x00\\x00\\x00\\x00\\x00\\x00\\x00\\x00\\x00\\x00\\x00\\x00\\x00\\x00\\x00\\x00\\x00\\x00\\x00\\x00\\x00\\x00\\x00\\x00\\x01\\x00\\x00��\\x00\\x01\\x00\\x00\\x00\\x00�-\\x00\\x00\\x00\\x00\\x00\\x00\\x00\\x00\\x00\\x00\\x00\\x00\\x00\\x00\\x00\\x00\\x00\\x00\\x00\\x00\\x00\\x00\\x00\\x00\\x00\\x00\\x00\\x00\\x00\\x00\\x00\\x00\\x00\\x00\\x00\\x00\\x00\\x00\\x00\\x00\\x00\\x00\\x00\\x00\\x00\\x00\\x00\\x00\\x00\\x00\\x00\tdesc\\x00\\x00\\x00�\\x00\\x00\\x00$rXYZ\\x00\\x00\\x01\\x14\\x00\\x00\\x00\\x14gXYZ\\x00\\x00\\x01(\\x00\\x00\\x00\\x14bXYZ\\x00\\x00\\x01&lt;\\x00\\x00\\x00\\x14wtpt\\x00\\x00\\x01P\\x00\\x00\\x00\\x14rTRC\\x00\\x00\\x01d\\x00\\x00\\x00(gTRC\\x00\\x00\\x01d\\x00\\x00\\x00(bTRC\\x00\\x00\\x01d\\x00\\x00\\x00(cprt\\x00\\x00\\x01�\\x00\\x00\\x00&lt;mluc\\x00\\x00\\x00\\x00\\x00\\x00\\x00\\x01\\x00\\x00\\x00\\x0cenUS\\x00\\x00\\x00\\x08\\x00\\x00\\x00\\x1c\\x00s\\x00R\\x00G\\x00BXYZ \\x00\\x00\\x00\\x00\\x00\\x00o�\\x00\\x008�\\x00\\x00\\x03�XYZ \\x00\\x00\\x00\\x00\\x00\\x00b�\\x00\\x00��\\x00\\x00\\x18�XYZ \\x00\\x00\\x00\\x06@\\x18\\x06�D�\\x1e�d�)\\x05\\x10��j�A\\x02�֞�Dll�Nv�Dζ�h�l J���j�!�Bh��ӔA�fVk\\x10�;s\\x06�J(�$R�\\x00�\\x152\\x06�ҫ�E.�\\x16E\\x10�\\x1c\\x0b�\\x1e\\x1bȞ٧�\\x00|eI����c .�\\x12��٤v\\x18@/X��{�O�dAqYL\\x14 \\���\\x1f��\\'�\\x05�U�\td\\x08�\\x16\\x01Q�\\x0b(%�]�\\x1b\\x16�5�\\x0e��\\x05\\x00\r\n------WebKitFormBoundaryrCmQeBjsKNw3CChL--\r\n",</text:p>
      <text:p text:style-name="Standard"><text:s text:c="3"/>"isBase64Encoded":false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10:48:35.665260245</meta:creation-date>
    <dc:date>2024-07-03T11:40:54.404356528</dc:date>
    <meta:editing-duration>PT42M8S</meta:editing-duration>
    <meta:editing-cycles>1</meta:editing-cycles>
    <meta:document-statistic meta:table-count="0" meta:image-count="0" meta:object-count="0" meta:page-count="4" meta:paragraph-count="158" meta:word-count="226" meta:character-count="6557" meta:non-whitespace-character-count="5483"/>
    <meta:generator>LibreOffice/7.3.7.2$Linux_X86_64 LibreOffice_project/30$Build-2</meta:generator>
  </office:meta>
</office:document-meta>
</file>